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M</mi>
            <mrow>
              <mspace width="2em"/>
              <mo stretchy="false">=</mo>
              <mspace width="2em"/>
            </mrow>
            <mrow>
              <mo fence="true" stretchy="false">|</mo>
              <mrow>
                <mstyle mathvariant="bold">
                  <mi>M</mi>
                </mstyle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o fence="true" stretchy="false">|</mo>
              <mrow>
                <mrow>
                  <mstyle mathvariant="bold">
                    <mi>r</mi>
                  </mstyle>
                  <mrow>
                    <mspace width="2em"/>
                    <mo stretchy="false">×</mo>
                    <mspace width="2em"/>
                  </mrow>
                  <mstyle mathvariant="bold">
                    <mi>F</mi>
                  </mstyle>
                </mrow>
              </mrow>
              <mo fence="true" stretchy="false">|</mo>
            </mrow>
            <mrow>
              <mspace width="2em"/>
              <mo stretchy="false">=</mo>
              <mspace width="2em"/>
            </mrow>
            <mi>r</mi>
            <mspace width="0.5em"/>
            <mi>F</mi>
            <mspace width="0.5em"/>
            <mi>sin</mi>
            <mi mathvariant="normal">ϑ</mi>
            <mrow>
              <mspace width="2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2em"/>
            </mrow>
            <mi>r</mi>
            <msub>
              <mi>F</mi>
              <mrow>
                <mspace width="0.5em"/>
                <mo stretchy="false">⊥</mo>
                <mspace width="0.5em"/>
              </mrow>
            </msub>
            <mrow>
              <mspace width="2em"/>
              <mo stretchy="false">=</mo>
              <mspace width="2em"/>
            </mrow>
            <msub>
              <mi>r</mi>
              <mrow>
                <mspace width="0.5em"/>
                <mo stretchy="false">⊥</mo>
                <mspace width="0.5em"/>
              </mrow>
            </msub>
            <mi>F</mi>
          </mrow>
        </mtd>
      </mtr>
    </mtable>
    <annotation encoding="StarMath 5.0">M ~=~ lline bold M rline ~=~ lline bold r ~times~ bold F rline ~=~ r ` F ` sin %ivartheta ~=` newline 
`=~ r F _ { ` ortho ` } ~=~ r _ { ` ortho ` }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00:04:50.277000000</meta:creation-date>
    <dc:date>2015-03-07T00:09:11.886000000</dc:date>
    <meta:editing-duration>PT4M21S</meta:editing-duration>
    <meta:editing-cycles>1</meta:editing-cycles>
    <meta:generator>LibreOffice/4.3.4.1$Windows_x86 LibreOffice_project/bc356b2f991740509f321d70e4512a6a54c5f243</meta:generator>
  </office:meta>
</office:document-meta>
</file>